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8.00pt" fo:text-indent="18.00pt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8" style:family="paragraph">
      <style:paragraph-properties fo:line-height="100.00%" fo:text-align="left"/>
    </style:style>
    <text:list-style style:name="L5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 fo:margin-left="-18.00pt" fo:text-indent="18.00pt"/>
    </style:style>
    <style:style style:name="P60" style:family="paragraph">
      <style:paragraph-properties fo:line-height="100.00%" fo:text-align="left"/>
    </style:style>
    <text:list-style style:name="L6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1" style:family="paragraph">
      <style:paragraph-properties fo:line-height="100.00%" fo:text-align="left" fo:margin-left="-18.00pt" fo:text-indent="18.00pt"/>
    </style:style>
    <style:style style:name="P62" style:family="paragraph">
      <style:paragraph-properties fo:line-height="100.00%" fo:text-align="left"/>
    </style:style>
    <text:list-style style:name="L6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3" style:family="paragraph">
      <style:paragraph-properties fo:line-height="100.00%" fo:text-align="left" fo:margin-left="-18.00pt" fo:text-indent="18.00pt"/>
    </style:style>
    <style:style style:name="P64" style:family="paragraph">
      <style:paragraph-properties fo:line-height="100.00%" fo:text-align="left"/>
    </style:style>
    <text:list-style style:name="L6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5" style:family="paragraph">
      <style:paragraph-properties fo:line-height="100.00%" fo:text-align="left" fo:margin-left="-18.00pt" fo:text-indent="18.00pt"/>
    </style:style>
    <style:style style:name="P6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4" style:family="paragraph">
      <style:paragraph-properties fo:line-height="100.00%" fo:text-align="left"/>
    </style:style>
    <text:list-style style:name="L9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5" style:family="paragraph">
      <style:paragraph-properties fo:line-height="100.00%" fo:text-align="left" fo:margin-left="-18.00pt" fo:text-indent="18.00pt"/>
    </style:style>
    <style:style style:name="P96" style:family="paragraph">
      <style:paragraph-properties fo:line-height="100.00%" fo:text-align="left"/>
    </style:style>
    <text:list-style style:name="L9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7" style:family="paragraph">
      <style:paragraph-properties fo:line-height="100.00%" fo:text-align="left" fo:margin-left="-18.00pt" fo:text-indent="18.00pt"/>
    </style:style>
    <style:style style:name="P98" style:family="paragraph">
      <style:paragraph-properties fo:line-height="100.00%" fo:text-align="left"/>
    </style:style>
    <text:list-style style:name="L9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9" style:family="paragraph">
      <style:paragraph-properties fo:line-height="100.00%" fo:text-align="left" fo:margin-left="-18.00pt" fo:text-indent="18.00pt"/>
    </style:style>
    <style:style style:name="P100" style:family="paragraph">
      <style:paragraph-properties fo:line-height="100.00%" fo:text-align="left"/>
    </style:style>
    <text:list-style style:name="L10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1" style:family="paragraph">
      <style:paragraph-properties fo:line-height="100.00%" fo:text-align="left" fo:margin-left="-18.00pt" fo:text-indent="18.00pt"/>
    </style:style>
    <style:style style:name="P102" style:family="paragraph">
      <style:paragraph-properties fo:line-height="100.00%" fo:text-align="left"/>
    </style:style>
    <text:list-style style:name="L10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left="-18.00pt" fo:text-indent="18.00pt"/>
    </style:style>
    <style:style style:name="P10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2" style:family="paragraph">
      <style:paragraph-properties fo:line-height="100.00%" fo:text-align="left"/>
    </style:style>
    <text:list-style style:name="L1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3" style:family="paragraph">
      <style:paragraph-properties fo:line-height="100.00%" fo:text-align="left" fo:margin-left="-18.00pt" fo:text-indent="18.00pt"/>
    </style:style>
    <style:style style:name="P13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2" style:family="paragraph">
      <style:paragraph-properties fo:line-height="100.00%" fo:text-align="left"/>
    </style:style>
    <text:list-style style:name="L16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3" style:family="paragraph">
      <style:paragraph-properties fo:line-height="100.00%" fo:text-align="left" fo:margin-left="-18.00pt" fo:text-indent="18.00pt"/>
    </style:style>
    <style:style style:name="P16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6" style:family="paragraph">
      <style:paragraph-properties fo:line-height="100.00%" fo:text-align="left"/>
    </style:style>
    <style:style style:name="P17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0" style:family="paragraph">
      <style:paragraph-properties fo:line-height="100.00%" fo:text-align="left"/>
    </style:style>
    <style:style style:name="P18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2" style:family="paragraph">
      <style:paragraph-properties fo:line-height="100.00%" fo:text-align="left"/>
    </style:style>
    <style:style style:name="P18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90" style:family="paragraph">
      <style:paragraph-properties fo:line-height="100.00%" fo:text-align="left"/>
    </style:style>
    <style:style style:name="P19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92" style:family="paragraph">
      <style:paragraph-properties fo:line-height="100.00%" fo:text-align="left"/>
    </style:style>
    <text:list-style style:name="L19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3" style:family="paragraph">
      <style:paragraph-properties fo:line-height="100.00%" fo:text-align="left" fo:margin-left="-18.00pt" fo:text-indent="18.00pt"/>
    </style:style>
    <style:style style:name="P194" style:family="paragraph">
      <style:paragraph-properties fo:line-height="100.00%" fo:text-align="left"/>
    </style:style>
    <text:list-style style:name="L19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5" style:family="paragraph">
      <style:paragraph-properties fo:line-height="100.00%" fo:text-align="left" fo:margin-left="-18.00pt" fo:text-indent="18.00pt"/>
    </style:style>
    <style:style style:name="P196" style:family="paragraph">
      <style:paragraph-properties fo:line-height="100.00%" fo:text-align="left"/>
    </style:style>
    <text:list-style style:name="L19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7" style:family="paragraph">
      <style:paragraph-properties fo:line-height="100.00%" fo:text-align="left" fo:margin-left="-18.00pt" fo:text-indent="18.00pt"/>
    </style:style>
    <style:style style:name="P198" style:family="paragraph">
      <style:paragraph-properties fo:line-height="100.00%" fo:text-align="left"/>
    </style:style>
    <text:list-style style:name="L19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9" style:family="paragraph">
      <style:paragraph-properties fo:line-height="100.00%" fo:text-align="left" fo:margin-left="-18.00pt" fo:text-indent="18.00pt"/>
    </style:style>
    <style:style style:name="P20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0" style:family="paragraph">
      <style:paragraph-properties fo:line-height="100.00%" fo:text-align="left"/>
    </style:style>
    <style:style style:name="P22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6" style:family="paragraph">
      <style:paragraph-properties fo:line-height="100.00%" fo:text-align="left"/>
    </style:style>
    <style:style style:name="P22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8" style:family="paragraph">
      <style:paragraph-properties fo:line-height="100.00%" fo:text-align="left"/>
    </style:style>
    <text:list-style style:name="L2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9" style:family="paragraph">
      <style:paragraph-properties fo:line-height="100.00%" fo:text-align="left" fo:margin-left="-18.00pt" fo:text-indent="18.00pt"/>
    </style:style>
    <style:style style:name="P230" style:family="paragraph">
      <style:paragraph-properties fo:line-height="100.00%" fo:text-align="left"/>
    </style:style>
    <text:list-style style:name="L2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1" style:family="paragraph">
      <style:paragraph-properties fo:line-height="100.00%" fo:text-align="left" fo:margin-left="-18.00pt" fo:text-indent="18.00pt"/>
    </style:style>
    <style:style style:name="P23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3" style:family="paragraph">
      <style:paragraph-properties fo:line-height="100.00%" fo:text-align="left"/>
    </style:style>
    <style:style style:name="P23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9" style:family="paragraph">
      <style:paragraph-properties fo:line-height="100.00%" fo:text-align="left"/>
    </style:style>
    <style:style style:name="TableColumn0100" style:family="table-column">
      <style:table-column-properties style:column-width="1.479167in"/>
    </style:style>
    <style:style style:name="TableColumn0101" style:family="table-column">
      <style:table-column-properties style:column-width="5.447917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479167in"/>
    </style:style>
    <style:style style:name="TableColumn0201" style:family="table-column">
      <style:table-column-properties style:column-width="5.447917in"/>
    </style:style>
    <style:style style:name="Table02" style:family="table">
      <style:table-properties style:width="6.927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479167in"/>
    </style:style>
    <style:style style:name="TableColumn0301" style:family="table-column">
      <style:table-column-properties style:column-width="5.447917in"/>
    </style:style>
    <style:style style:name="Table03" style:family="table">
      <style:table-properties style:width="6.9270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1.479167in"/>
    </style:style>
    <style:style style:name="TableColumn0401" style:family="table-column">
      <style:table-column-properties style:column-width="5.447917in"/>
    </style:style>
    <style:style style:name="Table04" style:family="table">
      <style:table-properties style:width="6.927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1.479167in"/>
    </style:style>
    <style:style style:name="TableColumn0501" style:family="table-column">
      <style:table-column-properties style:column-width="5.447917in"/>
    </style:style>
    <style:style style:name="Table05" style:family="table">
      <style:table-properties style:width="6.927083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9" style:family="table-row">
      <style:table-row-properties/>
    </style:style>
    <style:style style:name="TableCell05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10" style:family="table-row">
      <style:table-row-properties/>
    </style:style>
    <style:style style:name="TableCell05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11" style:family="table-row">
      <style:table-row-properties/>
    </style:style>
    <style:style style:name="TableCell05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12" style:family="table-row">
      <style:table-row-properties/>
    </style:style>
    <style:style style:name="TableCell05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1.479167in"/>
    </style:style>
    <style:style style:name="TableColumn0601" style:family="table-column">
      <style:table-column-properties style:column-width="5.447917in"/>
    </style:style>
    <style:style style:name="Table06" style:family="table">
      <style:table-properties style:width="6.92708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9" style:family="table-row">
      <style:table-row-properties/>
    </style:style>
    <style:style style:name="TableCell06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10" style:family="table-row">
      <style:table-row-properties/>
    </style:style>
    <style:style style:name="TableCell06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11" style:family="table-row">
      <style:table-row-properties/>
    </style:style>
    <style:style style:name="TableCell06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12" style:family="table-row">
      <style:table-row-properties/>
    </style:style>
    <style:style style:name="TableCell06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1.479167in"/>
    </style:style>
    <style:style style:name="TableColumn0701" style:family="table-column">
      <style:table-column-properties style:column-width="5.447917in"/>
    </style:style>
    <style:style style:name="Table07" style:family="table">
      <style:table-properties style:width="6.92708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9" style:family="table-row">
      <style:table-row-properties/>
    </style:style>
    <style:style style:name="TableCell07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0" style:family="table-row">
      <style:table-row-properties/>
    </style:style>
    <style:style style:name="TableCell07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1" style:family="table-row">
      <style:table-row-properties/>
    </style:style>
    <style:style style:name="TableCell07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2" style:family="table-row">
      <style:table-row-properties/>
    </style:style>
    <style:style style:name="TableCell07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2.<text:s/></text:span><text:span text:style-name="T2">Работа с базой кандидатов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Use case</text:span><text:span text:style-name="T5"/></text:p>
          </table:table-cell>
          <table:table-cell table:style-name="TableCell010001">
            <text:p text:style-name="P3"><text:span text:style-name="T6">Создание нового кандидата вручную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Id</text:span><text:span text:style-name="T9"/></text:p>
          </table:table-cell>
          <table:table-cell table:style-name="TableCell010101">
            <text:p text:style-name="P6"><text:span text:style-name="T10">НР-3.1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Description</text:span><text:span text:style-name="T13"/></text:p>
          </table:table-cell>
          <table:table-cell table:style-name="TableCell010201">
            <text:p text:style-name="P8"><text:span text:style-name="T14">Добавление нового кандидата в базу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Level</text:span><text:span text:style-name="T17"/></text:p>
          </table:table-cell>
          <table:table-cell table:style-name="TableCell010301">
            <text:p text:style-name="P10"><text:span text:style-name="T18">Пользовательская цель</text:span><text:span text:style-name="T19"/></text:p>
          </table:table-cell>
        </table:table-row>
        <table:table-row table:style-name="TableRow0104">
          <table:table-cell table:style-name="TableCell010400">
            <text:p text:style-name="P12"><text:span text:style-name="T20">Actors</text:span><text:span text:style-name="T21"/></text:p>
          </table:table-cell>
          <table:table-cell table:style-name="TableCell010401">
            <text:p text:style-name="P12"><text:span text:style-name="T22">Менеджер, рекрутер, фрилансер</text:span><text:span text:style-name="T23"/></text:p>
          </table:table-cell>
        </table:table-row>
        <table:table-row table:style-name="TableRow0105">
          <table:table-cell table:style-name="TableCell010500">
            <text:p text:style-name="P14"><text:span text:style-name="T24">Pre-Conditions</text:span><text:span text:style-name="T25"/></text:p>
          </table:table-cell>
          <table:table-cell table:style-name="TableCell010501">
            <text:p text:style-name="P14"><text:span text:style-name="T26">Пользователь имеет права на создание нового кандидата согласно назначенной роли</text:span><text:span text:style-name="T27"/></text:p>
          </table:table-cell>
        </table:table-row>
        <table:table-row table:style-name="TableRow0106">
          <table:table-cell table:style-name="TableCell010600">
            <text:p text:style-name="P16"><text:span text:style-name="T28">Post Conditions</text:span><text:span text:style-name="T29"/></text:p>
          </table:table-cell>
          <table:table-cell table:style-name="TableCell010601">
            <text:p text:style-name="P16"><text:span text:style-name="T30">Новый кандидат внесен в базу</text:span><text:span text:style-name="T31"/></text:p>
          </table:table-cell>
        </table:table-row>
        <table:table-row table:style-name="TableRow0107">
          <table:table-cell table:style-name="TableCell010700">
            <text:p text:style-name="P18"><text:span text:style-name="T32">Trigger</text:span><text:span text:style-name="T33"/></text:p>
          </table:table-cell>
          <table:table-cell table:style-name="TableCell010701">
            <text:p text:style-name="P18"><text:span text:style-name="T33"/></text:p>
          </table:table-cell>
        </table:table-row>
        <table:table-row table:style-name="TableRow0108">
          <table:table-cell table:style-name="TableCell010800">
            <text:p text:style-name="P20"><text:span text:style-name="T34">Main Success Scenario</text:span><text:span text:style-name="T35"/></text:p>
          </table:table-cell>
          <table:table-cell table:style-name="TableCell010801">
            <text:p text:style-name="P20"><text:span text:style-name="T36">1.<text:s/></text:span><text:span text:style-name="T37">Актер запрашивает страницу с формой для создания нового кандидата;</text:span></text:p>
            <text:p text:style-name="P20"><text:span text:style-name="T38">2.<text:s/></text:span><text:span text:style-name="T39">Система предоставляет страницу с формой для создания нового кандидата;</text:span></text:p>
            <text:p text:style-name="P20"><text:span text:style-name="T40">3.<text:s/></text:span><text:span text:style-name="T41">Актер вручную вводит данные нового кандидата;</text:span></text:p>
            <text:p text:style-name="P20"><text:span text:style-name="T42">4.<text:s/></text:span><text:span text:style-name="T43">При необходимости актер производит загрузку файлов (см. Use Case HRE-1);</text:span></text:p>
            <text:p text:style-name="P20"><text:span text:style-name="T44">5.<text:s/></text:span><text:span text:style-name="T45">Актер запрашивает создание нового кандидата с сохранением введенных данных;</text:span></text:p>
            <text:p text:style-name="P20"><text:span text:style-name="T46">6.<text:s/></text:span><text:span text:style-name="T47">Система проверяет заполнение обязательных полей;</text:span></text:p>
            <text:p text:style-name="P20"><text:span text:style-name="T48">7.<text:s/></text:span><text:span text:style-name="T49">Система проверяет корректность заполнение всех полей;</text:span></text:p>
            <text:p text:style-name="P20"><text:span text:style-name="T50">8.<text:s/></text:span><text:span text:style-name="T51">Система проверяет отсутствие такого кандидата в базе данных;</text:span></text:p>
            <text:p text:style-name="P20"><text:span text:style-name="T52">9.<text:s/></text:span><text:span text:style-name="T53">Система создает нового кандидата, сохраняет введенные данные;</text:span></text:p>
            <text:p text:style-name="P20"><text:span text:style-name="T54">10.<text:s/></text:span><text:span text:style-name="T55">Система выдает сообщение о успешном создании нового кандидата;</text:span><text:span text:style-name="T56"/></text:p>
          </table:table-cell>
        </table:table-row>
        <table:table-row table:style-name="TableRow0109">
          <table:table-cell table:style-name="TableCell010900">
            <text:p text:style-name="P22"><text:span text:style-name="T57">Extensions</text:span><text:span text:style-name="T58"/></text:p>
          </table:table-cell>
          <table:table-cell table:style-name="TableCell010901">
            <text:p text:style-name="P22"><text:span text:style-name="T59">5</text:span><text:span text:style-name="T60">а. Актер отменяет сохранение введенных данных:</text:span></text:p>
            <text:list text:style-name="L23">
              <text:list-item>
                <text:p text:style-name="P23"><text:span text:style-name="T60">Актер запрашивает закрытие страницы с формой без предварительного сохранения введенных данных;</text:span></text:p>
              </text:list-item>
              <text:list-item>
                <text:p text:style-name="P23"><text:span text:style-name="T60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23"><text:span text:style-name="T60">Актер подтверждает закрытие страницу с формой без сохранение введенных данных;</text:span></text:p>
              </text:list-item>
              <text:list-item>
                <text:p text:style-name="P23"><text:span text:style-name="T60">Система закрывает форму без сохраниния нового пользователя</text:span></text:p>
              </text:list-item>
            </text:list>
            <text:p text:style-name="P24"><text:span text:style-name="T61">6</text:span><text:span text:style-name="T62">а. Не заполнены обязательные поля:</text:span></text:p>
            <text:list text:style-name="L25">
              <text:list-item>
                <text:p text:style-name="P25"><text:span text:style-name="T62">Система выдает предупреждение о том, что не все обязательные поля заполнены;</text:span></text:p>
              </text:list-item>
              <text:list-item>
                <text:p text:style-name="P25"><text:span text:style-name="T62">Система подсвечивает незаполненные обязательные поля;</text:span></text:p>
              </text:list-item>
              <text:list-item>
                <text:p text:style-name="P25"><text:span text:style-name="T62">Система возвращает актеру страницу с формой для ввода данных;</text:span></text:p>
              </text:list-item>
              <text:list-item>
                <text:p text:style-name="P25"><text:span text:style-name="T62">Актер заполняет пустые поля;</text:span></text:p>
              </text:list-item>
              <text:list-item>
                <text:p text:style-name="P25"><text:span text:style-name="T62">См. п. 5</text:span></text:p>
              </text:list-item>
            </text:list>
            <text:p text:style-name="P26"><text:span text:style-name="T63">7</text:span><text:span text:style-name="T64">а. Поля заполнены некорректно:</text:span></text:p>
            <text:list text:style-name="L27">
              <text:list-item>
                <text:p text:style-name="P27"><text:span text:style-name="T64">Система выдает предупреждение о том, что поля заполнены некорректно;</text:span></text:p>
              </text:list-item>
              <text:list-item>
                <text:p text:style-name="P27"><text:span text:style-name="T64">Система подсвечивает некорректно заполненные поля;</text:span></text:p>
              </text:list-item>
              <text:list-item>
                <text:p text:style-name="P27"><text:span text:style-name="T64">Система возвращает актеру страницу с формой для ввода данных;</text:span></text:p>
              </text:list-item>
              <text:list-item>
                <text:p text:style-name="P27"><text:span text:style-name="T64">Актер редактирует некорректно заполненные поля;</text:span></text:p>
              </text:list-item>
              <text:list-item>
                <text:p text:style-name="P27"><text:span text:style-name="T64">См. п. 5</text:span></text:p>
              </text:list-item>
            </text:list>
            <text:p text:style-name="P28"><text:span text:style-name="T65">8</text:span><text:span text:style-name="T66">а. В базе данных уже существует такой кандидат</text:span></text:p>
            <text:list text:style-name="L29">
              <text:list-item>
                <text:p text:style-name="P29"><text:span text:style-name="T66">Система выдает предупреждение о том, что такой кандидат уже существует в базе данных;</text:span></text:p>
              </text:list-item>
              <text:list-item>
                <text:p text:style-name="P29"><text:span text:style-name="T66">Система возвращает актеру страницу с формой для ввода данных;</text:span><text:span text:style-name="T67"/></text:p>
              </text:list-item>
            </text:list>
          </table:table-cell>
        </table:table-row>
        <table:table-row table:style-name="TableRow0110">
          <table:table-cell table:style-name="TableCell011000">
            <text:p text:style-name="P31"><text:span text:style-name="T68">Variations</text:span><text:span text:style-name="T69"/></text:p>
          </table:table-cell>
          <table:table-cell table:style-name="TableCell011001">
            <text:p text:style-name="P31"><text:span text:style-name="T69"/></text:p>
          </table:table-cell>
        </table:table-row>
        <table:table-row table:style-name="TableRow0111">
          <table:table-cell table:style-name="TableCell011100">
            <text:p text:style-name="P33"><text:span text:style-name="T70">Frequency</text:span><text:span text:style-name="T71"/></text:p>
          </table:table-cell>
          <table:table-cell table:style-name="TableCell011101">
            <text:p text:style-name="P33"><text:span text:style-name="T71"/></text:p>
          </table:table-cell>
        </table:table-row>
        <table:table-row table:style-name="TableRow0112">
          <table:table-cell table:style-name="TableCell011200">
            <text:p text:style-name="P35"><text:span text:style-name="T72">Assumptions</text:span><text:span text:style-name="T73"/></text:p>
          </table:table-cell>
          <table:table-cell table:style-name="TableCell011201">
            <text:p text:style-name="P35"><text:span text:style-name="T73"/></text:p>
          </table:table-cell>
        </table:table-row>
      </table:table>
      <text:p text:style-name="P37"><text:span text:style-name="T73"/></text:p>
      <text:p text:style-name="P37"><text:span text:style-name="T73"/></text:p>
      <text:p text:style-name="P37"><text:span text:style-name="T73"/></text:p>
      <text:p text:style-name="P37"><text:span text:style-name="T73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9"><text:span text:style-name="T74">Use case</text:span><text:span text:style-name="T75"/></text:p>
          </table:table-cell>
          <table:table-cell table:style-name="TableCell020001">
            <text:p text:style-name="P39"><text:span text:style-name="T76">Создание нового кандидата по ссылке</text:span><text:span text:style-name="T77"/></text:p>
          </table:table-cell>
        </table:table-row>
        <table:table-row table:style-name="TableRow0201">
          <table:table-cell table:style-name="TableCell020100">
            <text:p text:style-name="P42"><text:span text:style-name="T78">Id</text:span><text:span text:style-name="T79"/></text:p>
          </table:table-cell>
          <table:table-cell table:style-name="TableCell020101">
            <text:p text:style-name="P42"><text:span text:style-name="T80">НР-3.2</text:span><text:span text:style-name="T81"/></text:p>
          </table:table-cell>
        </table:table-row>
        <table:table-row table:style-name="TableRow0202">
          <table:table-cell table:style-name="TableCell020200">
            <text:p text:style-name="P44"><text:span text:style-name="T82">Description</text:span><text:span text:style-name="T83"/></text:p>
          </table:table-cell>
          <table:table-cell table:style-name="TableCell020201">
            <text:p text:style-name="P44"><text:span text:style-name="T84">Добавление нового кандидата в базу</text:span><text:span text:style-name="T85"/></text:p>
          </table:table-cell>
        </table:table-row>
        <table:table-row table:style-name="TableRow0203">
          <table:table-cell table:style-name="TableCell020300">
            <text:p text:style-name="P46"><text:span text:style-name="T86">Level</text:span><text:span text:style-name="T87"/></text:p>
          </table:table-cell>
          <table:table-cell table:style-name="TableCell020301">
            <text:p text:style-name="P46"><text:span text:style-name="T88">Пользовательская цель</text:span><text:span text:style-name="T89"/></text:p>
          </table:table-cell>
        </table:table-row>
        <table:table-row table:style-name="TableRow0204">
          <table:table-cell table:style-name="TableCell020400">
            <text:p text:style-name="P48"><text:span text:style-name="T90">Actors</text:span><text:span text:style-name="T91"/></text:p>
          </table:table-cell>
          <table:table-cell table:style-name="TableCell020401">
            <text:p text:style-name="P48"><text:span text:style-name="T92">Менеджер, рекрутер, фрилансер</text:span><text:span text:style-name="T93"/></text:p>
          </table:table-cell>
        </table:table-row>
        <table:table-row table:style-name="TableRow0205">
          <table:table-cell table:style-name="TableCell020500">
            <text:p text:style-name="P50"><text:span text:style-name="T94">Pre-Conditions</text:span><text:span text:style-name="T95"/></text:p>
          </table:table-cell>
          <table:table-cell table:style-name="TableCell020501">
            <text:p text:style-name="P50"><text:span text:style-name="T96">Пользователь имеет права на создание нового кандидата согласно назначенной роли</text:span><text:span text:style-name="T97"/></text:p>
          </table:table-cell>
        </table:table-row>
        <table:table-row table:style-name="TableRow0206">
          <table:table-cell table:style-name="TableCell020600">
            <text:p text:style-name="P52"><text:span text:style-name="T98">Post Conditions</text:span><text:span text:style-name="T99"/></text:p>
          </table:table-cell>
          <table:table-cell table:style-name="TableCell020601">
            <text:p text:style-name="P52"><text:span text:style-name="T100">Новый кандидат внесен в базу</text:span><text:span text:style-name="T101"/></text:p>
          </table:table-cell>
        </table:table-row>
        <table:table-row table:style-name="TableRow0207">
          <table:table-cell table:style-name="TableCell020700">
            <text:p text:style-name="P54"><text:span text:style-name="T102">Trigger</text:span><text:span text:style-name="T103"/></text:p>
          </table:table-cell>
          <table:table-cell table:style-name="TableCell020701">
            <text:p text:style-name="P54"><text:span text:style-name="T103"/></text:p>
          </table:table-cell>
        </table:table-row>
        <table:table-row table:style-name="TableRow0208">
          <table:table-cell table:style-name="TableCell020800">
            <text:p text:style-name="P56"><text:span text:style-name="T104">Main Success Scenario</text:span><text:span text:style-name="T105"/></text:p>
          </table:table-cell>
          <table:table-cell table:style-name="TableCell020801">
            <text:p text:style-name="P56"><text:span text:style-name="T106">1.<text:s/></text:span><text:span text:style-name="T107">Актер переходит на страницу с формой для создания нового кандидата;</text:span></text:p>
            <text:p text:style-name="P56"><text:span text:style-name="T108">2.<text:s/></text:span><text:span text:style-name="T109">Система открывает страницу и предоставляет форму для создания нового кандидата;</text:span></text:p>
            <text:p text:style-name="P56"><text:span text:style-name="T110">3.<text:s/></text:span><text:span text:style-name="T111">Актер, кликая по кнопке,<text:s text:c="2"/>запрашивает создание нового кандидата по ссылке;</text:span></text:p>
            <text:p text:style-name="P56"><text:span text:style-name="T112">4. C</text:span><text:span text:style-name="T113">истема предоставляет поле для ввода ссылки, по которой размещено резюме кандидата;</text:span></text:p>
            <text:p text:style-name="P56"><text:span text:style-name="T114">5.<text:s/></text:span><text:span text:style-name="T115">Актер вводит в предоставленное поле ссылку на резюме кандидата;</text:span></text:p>
            <text:p text:style-name="P56"><text:span text:style-name="T116">6.<text:s/></text:span><text:span text:style-name="T117">Система считывает данные по предоставленной ссылке;</text:span></text:p>
            <text:p text:style-name="P56"><text:span text:style-name="T118">7.<text:s/></text:span><text:span text:style-name="T119">Система отображает полученные данные в форме для добавления кандидата с возможностью редактирования;</text:span></text:p>
            <text:p text:style-name="P56"><text:span text:style-name="T120">8.<text:s/></text:span><text:span text:style-name="T121">Актер (при необходимости) редактирует полученные данные;</text:span></text:p>
            <text:p text:style-name="P56"><text:span text:style-name="T122">9.<text:s/></text:span><text:span text:style-name="T123">Актер запрашивает создание нового кандидата с сохранением введенных данных;</text:span></text:p>
            <text:p text:style-name="P56"><text:span text:style-name="T124">10.<text:s/></text:span><text:span text:style-name="T125">Система проверяет заполнение обязательных полей;</text:span></text:p>
            <text:p text:style-name="P56"><text:span text:style-name="T126">11.<text:s/></text:span><text:span text:style-name="T127">Система проверяет корректность заполнение всех полей;</text:span></text:p>
            <text:p text:style-name="P56"><text:span text:style-name="T128">12.<text:s/></text:span><text:span text:style-name="T129">Система проверяет отсутствие такого кандидата в базе данных;</text:span></text:p>
            <text:p text:style-name="P56"><text:span text:style-name="T130">13.<text:s/></text:span><text:span text:style-name="T131">Система создает нового кандидата, сохраняет введенные данные;</text:span></text:p>
            <text:p text:style-name="P56"><text:span text:style-name="T132">14.<text:s/></text:span><text:span text:style-name="T133">Система выдает сообщение о успешном создании нового кандидата;</text:span><text:span text:style-name="T134"/></text:p>
          </table:table-cell>
        </table:table-row>
        <table:table-row table:style-name="TableRow0209">
          <table:table-cell table:style-name="TableCell020900">
            <text:p text:style-name="P58"><text:span text:style-name="T135">Extensions</text:span><text:span text:style-name="T136"/></text:p>
          </table:table-cell>
          <table:table-cell table:style-name="TableCell020901">
            <text:p text:style-name="P58"><text:span text:style-name="T137">9</text:span><text:span text:style-name="T138">а. Актер отменяет сохранение введенных данных:</text:span></text:p>
            <text:list text:style-name="L59">
              <text:list-item>
                <text:p text:style-name="P59"><text:span text:style-name="T138">Актер запрашивает закрытие страницы с формой для создания кандидата без предварительного сохранения введенных данных;</text:span></text:p>
              </text:list-item>
              <text:list-item>
                <text:p text:style-name="P59"><text:span text:style-name="T138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59"><text:span text:style-name="T138">Актер подтверждает закрытие страницы без сохранение введенных данных;</text:span></text:p>
              </text:list-item>
              <text:list-item>
                <text:p text:style-name="P59"><text:span text:style-name="T138">Система закрывает страницу без сохраниния нового пользователя</text:span></text:p>
              </text:list-item>
            </text:list>
            <text:p text:style-name="P60"><text:span text:style-name="T139">10</text:span><text:span text:style-name="T140">а. Не заполнены обязательные поля:</text:span></text:p>
            <text:list text:style-name="L61">
              <text:list-item>
                <text:p text:style-name="P61"><text:span text:style-name="T140">Система выдает предупреждение о том, что не все обязательные поля заполнены;</text:span></text:p>
              </text:list-item>
              <text:list-item>
                <text:p text:style-name="P61"><text:span text:style-name="T140">Система подсвечивает незаполненные обязательные поля;</text:span></text:p>
              </text:list-item>
              <text:list-item>
                <text:p text:style-name="P61"><text:span text:style-name="T140">Система возвращает актеру страницу с формой для ввода данных;</text:span></text:p>
              </text:list-item>
              <text:list-item>
                <text:p text:style-name="P61"><text:span text:style-name="T140">Актер заполняет пустые поля;</text:span></text:p>
              </text:list-item>
              <text:list-item>
                <text:p text:style-name="P61"><text:span text:style-name="T140">См. п. 9</text:span></text:p>
              </text:list-item>
            </text:list>
            <text:p text:style-name="P62"><text:span text:style-name="T141">11</text:span><text:span text:style-name="T142">а. Поля заполнены некорректно:</text:span></text:p>
            <text:list text:style-name="L63">
              <text:list-item>
                <text:p text:style-name="P63"><text:span text:style-name="T142">Система выдает предупреждение о том, что поля заполнены некорректно;</text:span></text:p>
              </text:list-item>
              <text:list-item>
                <text:p text:style-name="P63"><text:span text:style-name="T142">Система подсвечивает некорректно заполненные поля;</text:span></text:p>
              </text:list-item>
              <text:list-item>
                <text:p text:style-name="P63"><text:span text:style-name="T142">Система возвращает актеру страницу с формой для ввода данных;</text:span></text:p>
              </text:list-item>
              <text:list-item>
                <text:p text:style-name="P63"><text:span text:style-name="T142">Актер редактирует некорректно заполненные поля;</text:span></text:p>
              </text:list-item>
              <text:list-item>
                <text:p text:style-name="P63"><text:span text:style-name="T142">См. п. 9</text:span></text:p>
              </text:list-item>
            </text:list>
            <text:p text:style-name="P64"><text:span text:style-name="T143">12</text:span><text:span text:style-name="T144">а. В базе данных уже существует такой кандидат</text:span></text:p>
            <text:list text:style-name="L65">
              <text:list-item>
                <text:p text:style-name="P65"><text:span text:style-name="T144">Система выдает предупреждение о том, что такой кандидат уже существует в базе данных;</text:span></text:p>
              </text:list-item>
              <text:list-item>
                <text:p text:style-name="P65"><text:span text:style-name="T144">Система возвращает актеру страницу с формой для ввода данных;</text:span><text:span text:style-name="T145"/></text:p>
              </text:list-item>
            </text:list>
          </table:table-cell>
        </table:table-row>
        <table:table-row table:style-name="TableRow0210">
          <table:table-cell table:style-name="TableCell021000">
            <text:p text:style-name="P67"><text:span text:style-name="T146">Variations</text:span><text:span text:style-name="T147"/></text:p>
          </table:table-cell>
          <table:table-cell table:style-name="TableCell021001">
            <text:p text:style-name="P67"><text:span text:style-name="T147"/></text:p>
          </table:table-cell>
        </table:table-row>
        <table:table-row table:style-name="TableRow0211">
          <table:table-cell table:style-name="TableCell021100">
            <text:p text:style-name="P69"><text:span text:style-name="T148">Frequency</text:span><text:span text:style-name="T149"/></text:p>
          </table:table-cell>
          <table:table-cell table:style-name="TableCell021101">
            <text:p text:style-name="P69"><text:span text:style-name="T149"/></text:p>
          </table:table-cell>
        </table:table-row>
        <table:table-row table:style-name="TableRow0212">
          <table:table-cell table:style-name="TableCell021200">
            <text:p text:style-name="P71"><text:span text:style-name="T150">Assumptions</text:span><text:span text:style-name="T151"/></text:p>
          </table:table-cell>
          <table:table-cell table:style-name="TableCell021201">
            <text:p text:style-name="P71"><text:span text:style-name="T151"/></text:p>
          </table:table-cell>
        </table:table-row>
      </table:table>
      <text:p text:style-name="P73"><text:span text:style-name="T151"/></text:p>
      <text:p text:style-name="P73"><text:span text:style-name="T151"/></text:p>
      <text:p text:style-name="P73"><text:span text:style-name="T151"/></text:p>
      <text:p text:style-name="P73"><text:span text:style-name="T15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75"><text:span text:style-name="T152">Use case</text:span><text:span text:style-name="T153"/></text:p>
          </table:table-cell>
          <table:table-cell table:style-name="TableCell030001">
            <text:p text:style-name="P75"><text:span text:style-name="T154">Создание нового кандидата из файла</text:span><text:span text:style-name="T155"/></text:p>
          </table:table-cell>
        </table:table-row>
        <table:table-row table:style-name="TableRow0301">
          <table:table-cell table:style-name="TableCell030100">
            <text:p text:style-name="P78"><text:span text:style-name="T156">Id</text:span><text:span text:style-name="T157"/></text:p>
          </table:table-cell>
          <table:table-cell table:style-name="TableCell030101">
            <text:p text:style-name="P78"><text:span text:style-name="T158">НР-3.3</text:span><text:span text:style-name="T159"/></text:p>
          </table:table-cell>
        </table:table-row>
        <table:table-row table:style-name="TableRow0302">
          <table:table-cell table:style-name="TableCell030200">
            <text:p text:style-name="P80"><text:span text:style-name="T160">Description</text:span><text:span text:style-name="T161"/></text:p>
          </table:table-cell>
          <table:table-cell table:style-name="TableCell030201">
            <text:p text:style-name="P80"><text:span text:style-name="T162">Добавление нового кандидата в базу</text:span><text:span text:style-name="T163"/></text:p>
          </table:table-cell>
        </table:table-row>
        <table:table-row table:style-name="TableRow0303">
          <table:table-cell table:style-name="TableCell030300">
            <text:p text:style-name="P82"><text:span text:style-name="T164">Level</text:span><text:span text:style-name="T165"/></text:p>
          </table:table-cell>
          <table:table-cell table:style-name="TableCell030301">
            <text:p text:style-name="P82"><text:span text:style-name="T166">Пользовательская цель</text:span><text:span text:style-name="T167"/></text:p>
          </table:table-cell>
        </table:table-row>
        <table:table-row table:style-name="TableRow0304">
          <table:table-cell table:style-name="TableCell030400">
            <text:p text:style-name="P84"><text:span text:style-name="T168">Actors</text:span><text:span text:style-name="T169"/></text:p>
          </table:table-cell>
          <table:table-cell table:style-name="TableCell030401">
            <text:p text:style-name="P84"><text:span text:style-name="T170">Менеджер, рекрутер, фрилансер</text:span><text:span text:style-name="T171"/></text:p>
          </table:table-cell>
        </table:table-row>
        <table:table-row table:style-name="TableRow0305">
          <table:table-cell table:style-name="TableCell030500">
            <text:p text:style-name="P86"><text:span text:style-name="T172">Pre-Conditions</text:span><text:span text:style-name="T173"/></text:p>
          </table:table-cell>
          <table:table-cell table:style-name="TableCell030501">
            <text:p text:style-name="P86"><text:span text:style-name="T174">Пользователь имеет права на создание нового кандидата согласно назначенной роли</text:span><text:span text:style-name="T175"/></text:p>
          </table:table-cell>
        </table:table-row>
        <table:table-row table:style-name="TableRow0306">
          <table:table-cell table:style-name="TableCell030600">
            <text:p text:style-name="P88"><text:span text:style-name="T176">Post Conditions</text:span><text:span text:style-name="T177"/></text:p>
          </table:table-cell>
          <table:table-cell table:style-name="TableCell030601">
            <text:p text:style-name="P88"><text:span text:style-name="T178">Новый кандидат внесен в базу</text:span><text:span text:style-name="T179"/></text:p>
          </table:table-cell>
        </table:table-row>
        <table:table-row table:style-name="TableRow0307">
          <table:table-cell table:style-name="TableCell030700">
            <text:p text:style-name="P90"><text:span text:style-name="T180">Trigger</text:span><text:span text:style-name="T181"/></text:p>
          </table:table-cell>
          <table:table-cell table:style-name="TableCell030701">
            <text:p text:style-name="P90"><text:span text:style-name="T181"/></text:p>
          </table:table-cell>
        </table:table-row>
        <table:table-row table:style-name="TableRow0308">
          <table:table-cell table:style-name="TableCell030800">
            <text:p text:style-name="P92"><text:span text:style-name="T182">Main Success Scenario</text:span><text:span text:style-name="T183"/></text:p>
          </table:table-cell>
          <table:table-cell table:style-name="TableCell030801">
            <text:p text:style-name="P92"><text:span text:style-name="T184">1.<text:s/></text:span><text:span text:style-name="T185">Актер запрашивает страницу с формой для создания нового кандидата;</text:span></text:p>
            <text:p text:style-name="P92"><text:span text:style-name="T186">2.<text:s/></text:span><text:span text:style-name="T187">Система предоставляет страницу с формой для создания нового кандидата;</text:span></text:p>
            <text:p text:style-name="P92"><text:span text:style-name="T188">3.<text:s/></text:span><text:span text:style-name="T189">Актер, кликая по кнопке, запрашивает создание нового кандидата из файла;</text:span></text:p>
            <text:p text:style-name="P92"><text:span text:style-name="T190">4.<text:s/></text:span><text:span text:style-name="T191">Система предоставляет диалоговое окно для выбора файла;</text:span></text:p>
            <text:p text:style-name="P92"><text:span text:style-name="T192">5.<text:s/></text:span><text:span text:style-name="T193">Актер производит выбор файла и нажатием кнопки запрашивает его использование;</text:span></text:p>
            <text:p text:style-name="P92"><text:span text:style-name="T194">6.<text:s/></text:span><text:span text:style-name="T195">Система производит проверку формата файла;</text:span></text:p>
            <text:p text:style-name="P92"><text:span text:style-name="T196">7.<text:s/></text:span><text:span text:style-name="T197">Система<text:s text:c="2"/>производит распознавание важных данных в резюме (ФИО, должность, город, контакты (телефон, email, скайп), дата рождения);</text:span></text:p>
            <text:p text:style-name="P92"><text:span text:style-name="T198">8.<text:s/></text:span><text:span text:style-name="T199">Система автоматически производит заполнение полей в форме добавления кандидата;</text:span></text:p>
            <text:p text:style-name="P92"><text:span text:style-name="T200">9.<text:s/></text:span><text:span text:style-name="T201">При необходимости актер производит редактирования профиля кандидата;</text:span></text:p>
            <text:p text:style-name="P92"><text:span text:style-name="T202">10.</text:span><text:span text:style-name="T203">При необходимости актер производит загрузку файлов (см. Use Case HRE-1);</text:span></text:p>
            <text:p text:style-name="P92"><text:span text:style-name="T204">11.<text:s/></text:span><text:span text:style-name="T205">Актер запрашивает создание нового кандидата с сохранением введенных данных;</text:span></text:p>
            <text:p text:style-name="P92"><text:span text:style-name="T206">12.<text:s/></text:span><text:span text:style-name="T207">Система проверяет заполнение обязательных полей;</text:span></text:p>
            <text:p text:style-name="P92"><text:span text:style-name="T208">13.<text:s/></text:span><text:span text:style-name="T209">Система проверяет корректность заполнение всех полей;</text:span></text:p>
            <text:p text:style-name="P92"><text:span text:style-name="T210">14.<text:s/></text:span><text:span text:style-name="T211">Система проверяет отсутствие такого кандидата в базе данных;</text:span></text:p>
            <text:p text:style-name="P92"><text:span text:style-name="T212">15.<text:s/></text:span><text:span text:style-name="T213">Система создает нового кандидата, сохраняет введенные данные;</text:span></text:p>
            <text:p text:style-name="P92"><text:span text:style-name="T214">16.<text:s/></text:span><text:span text:style-name="T215">Система выдает сообщение о успешном создании нового кандидата;</text:span><text:span text:style-name="T216"/></text:p>
          </table:table-cell>
        </table:table-row>
        <table:table-row table:style-name="TableRow0309">
          <table:table-cell table:style-name="TableCell030900">
            <text:p text:style-name="P94"><text:span text:style-name="T217">Extensions</text:span><text:span text:style-name="T218"/></text:p>
          </table:table-cell>
          <table:table-cell table:style-name="TableCell030901">
            <text:p text:style-name="P94"><text:span text:style-name="T219">6</text:span><text:span text:style-name="T220">а. Некорректный формат файла:</text:span></text:p>
            <text:list text:style-name="L95">
              <text:list-item>
                <text:p text:style-name="P95"><text:span text:style-name="T220">Система выдает предупреждение о том, что формат файла недопустим и его загрузка не возможна;</text:span></text:p>
              </text:list-item>
              <text:list-item>
                <text:p text:style-name="P95"><text:span text:style-name="T220">Система возвращает актеру диалоговое окно для выбора файла с корректным форматом файла;</text:span></text:p>
              </text:list-item>
              <text:list-item>
                <text:p text:style-name="P95"><text:span text:style-name="T220">Актер выбирает новый файл;</text:span></text:p>
              </text:list-item>
              <text:list-item>
                <text:p text:style-name="P95"><text:span text:style-name="T220">См. п. 5</text:span></text:p>
              </text:list-item>
            </text:list>
            <text:p text:style-name="P96"><text:span text:style-name="T221">11</text:span><text:span text:style-name="T222">а. Актер отменяет сохранение введенных данных:</text:span></text:p>
            <text:list text:style-name="L97">
              <text:list-item>
                <text:p text:style-name="P97"><text:span text:style-name="T222">Актер запрашивает закрытие страницы с формой без предварительного сохранения введенных данных;</text:span></text:p>
              </text:list-item>
              <text:list-item>
                <text:p text:style-name="P97"><text:span text:style-name="T222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97"><text:span text:style-name="T222">Актер подтверждает закрытие страницу с формой без сохранение введенных данных;</text:span></text:p>
              </text:list-item>
              <text:list-item>
                <text:p text:style-name="P97"><text:span text:style-name="T222">Система закрывает страницу без сохраниния нового пользователя</text:span></text:p>
              </text:list-item>
            </text:list>
            <text:p text:style-name="P98"><text:span text:style-name="T223">12</text:span><text:span text:style-name="T224">а. Не заполнены обязательные поля:</text:span></text:p>
            <text:list text:style-name="L99">
              <text:list-item>
                <text:p text:style-name="P99"><text:span text:style-name="T224">Система выдает предупреждение о том, что не все обязательные поля заполнены;</text:span></text:p>
              </text:list-item>
              <text:list-item>
                <text:p text:style-name="P99"><text:span text:style-name="T224">Система подсвечивает незаполненные обязательные поля;</text:span></text:p>
              </text:list-item>
              <text:list-item>
                <text:p text:style-name="P99"><text:span text:style-name="T224">Система возвращает актеру страницу с формой для ввода данных;</text:span></text:p>
              </text:list-item>
              <text:list-item>
                <text:p text:style-name="P99"><text:span text:style-name="T224">Актер заполняет пустые поля;</text:span></text:p>
              </text:list-item>
              <text:list-item>
                <text:p text:style-name="P99"><text:span text:style-name="T224">См. п. 11</text:span></text:p>
              </text:list-item>
            </text:list>
            <text:p text:style-name="P100"><text:span text:style-name="T225">13</text:span><text:span text:style-name="T226">а. Поля заполнены некорректно:</text:span></text:p>
            <text:list text:style-name="L101">
              <text:list-item>
                <text:p text:style-name="P101"><text:span text:style-name="T226">Система выдает предупреждение о том, что поля заполнены некорректно;</text:span></text:p>
              </text:list-item>
              <text:list-item>
                <text:p text:style-name="P101"><text:span text:style-name="T226">Система подсвечивает некорректно заполненные поля;</text:span></text:p>
              </text:list-item>
              <text:list-item>
                <text:p text:style-name="P101"><text:span text:style-name="T226">Система возвращает актеру страницу с формой для ввода данных;</text:span></text:p>
              </text:list-item>
              <text:list-item>
                <text:p text:style-name="P101"><text:span text:style-name="T226">Актер редактирует некорректно заполненные поля;</text:span></text:p>
              </text:list-item>
              <text:list-item>
                <text:p text:style-name="P101"><text:span text:style-name="T226">См. п. 11</text:span></text:p>
              </text:list-item>
            </text:list>
            <text:p text:style-name="P102"><text:span text:style-name="T227">14</text:span><text:span text:style-name="T228">а. В базе данных уже существует такой кандидат</text:span></text:p>
            <text:list text:style-name="L103">
              <text:list-item>
                <text:p text:style-name="P103"><text:span text:style-name="T228">Система выдает предупреждение о том, что такой кандидат уже существует в базе данных;</text:span></text:p>
              </text:list-item>
              <text:list-item>
                <text:p text:style-name="P103"><text:span text:style-name="T228">Система возвращает актеру страницу с формой для ввода данных;</text:span><text:span text:style-name="T229"/></text:p>
              </text:list-item>
            </text:list>
          </table:table-cell>
        </table:table-row>
        <table:table-row table:style-name="TableRow0310">
          <table:table-cell table:style-name="TableCell031000">
            <text:p text:style-name="P105"><text:span text:style-name="T230">Variations</text:span><text:span text:style-name="T231"/></text:p>
          </table:table-cell>
          <table:table-cell table:style-name="TableCell031001">
            <text:p text:style-name="P105"><text:span text:style-name="T231"/></text:p>
          </table:table-cell>
        </table:table-row>
        <table:table-row table:style-name="TableRow0311">
          <table:table-cell table:style-name="TableCell031100">
            <text:p text:style-name="P107"><text:span text:style-name="T232">Frequency</text:span><text:span text:style-name="T233"/></text:p>
          </table:table-cell>
          <table:table-cell table:style-name="TableCell031101">
            <text:p text:style-name="P107"><text:span text:style-name="T233"/></text:p>
          </table:table-cell>
        </table:table-row>
        <table:table-row table:style-name="TableRow0312">
          <table:table-cell table:style-name="TableCell031200">
            <text:p text:style-name="P109"><text:span text:style-name="T234">Assumptions</text:span><text:span text:style-name="T235"/></text:p>
          </table:table-cell>
          <table:table-cell table:style-name="TableCell031201">
            <text:p text:style-name="P109"><text:span text:style-name="T235"/></text:p>
          </table:table-cell>
        </table:table-row>
      </table:table>
      <text:p text:style-name="P111"><text:span text:style-name="T235"/></text:p>
      <text:p text:style-name="P111"><text:span text:style-name="T235"/></text:p>
      <text:p text:style-name="P111"><text:span text:style-name="T235"/></text:p>
      <text:p text:style-name="P111"><text:span text:style-name="T235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13"><text:span text:style-name="T236">Use case</text:span><text:span text:style-name="T237"/></text:p>
          </table:table-cell>
          <table:table-cell table:style-name="TableCell040001">
            <text:p text:style-name="P113"><text:span text:style-name="T238">Массовая загрузка существующей базы резюме</text:span><text:span text:style-name="T239"/></text:p>
          </table:table-cell>
        </table:table-row>
        <table:table-row table:style-name="TableRow0401">
          <table:table-cell table:style-name="TableCell040100">
            <text:p text:style-name="P116"><text:span text:style-name="T240">Id</text:span><text:span text:style-name="T241"/></text:p>
          </table:table-cell>
          <table:table-cell table:style-name="TableCell040101">
            <text:p text:style-name="P116"><text:span text:style-name="T242">НР-3.4</text:span><text:span text:style-name="T243"/></text:p>
          </table:table-cell>
        </table:table-row>
        <table:table-row table:style-name="TableRow0402">
          <table:table-cell table:style-name="TableCell040200">
            <text:p text:style-name="P118"><text:span text:style-name="T244">Description</text:span><text:span text:style-name="T245"/></text:p>
          </table:table-cell>
          <table:table-cell table:style-name="TableCell040201">
            <text:p text:style-name="P118"><text:span text:style-name="T246">Добавление новых кандидатов в базу</text:span><text:span text:style-name="T247"/></text:p>
          </table:table-cell>
        </table:table-row>
        <table:table-row table:style-name="TableRow0403">
          <table:table-cell table:style-name="TableCell040300">
            <text:p text:style-name="P120"><text:span text:style-name="T248">Level</text:span><text:span text:style-name="T249"/></text:p>
          </table:table-cell>
          <table:table-cell table:style-name="TableCell040301">
            <text:p text:style-name="P120"><text:span text:style-name="T250">Пользовательская цель</text:span><text:span text:style-name="T251"/></text:p>
          </table:table-cell>
        </table:table-row>
        <table:table-row table:style-name="TableRow0404">
          <table:table-cell table:style-name="TableCell040400">
            <text:p text:style-name="P122"><text:span text:style-name="T252">Actors</text:span><text:span text:style-name="T253"/></text:p>
          </table:table-cell>
          <table:table-cell table:style-name="TableCell040401">
            <text:p text:style-name="P122"><text:span text:style-name="T254">Менеджер, рекрутер, фрилансер</text:span><text:span text:style-name="T255"/></text:p>
          </table:table-cell>
        </table:table-row>
        <table:table-row table:style-name="TableRow0405">
          <table:table-cell table:style-name="TableCell040500">
            <text:p text:style-name="P124"><text:span text:style-name="T256">Pre-Conditions</text:span><text:span text:style-name="T257"/></text:p>
          </table:table-cell>
          <table:table-cell table:style-name="TableCell040501">
            <text:p text:style-name="P124"><text:span text:style-name="T258">Пользователь имеет права на массовую загрузку резюме согласно назначенной роли</text:span><text:span text:style-name="T259"/></text:p>
          </table:table-cell>
        </table:table-row>
        <table:table-row table:style-name="TableRow0406">
          <table:table-cell table:style-name="TableCell040600">
            <text:p text:style-name="P126"><text:span text:style-name="T260">Post Conditions</text:span><text:span text:style-name="T261"/></text:p>
          </table:table-cell>
          <table:table-cell table:style-name="TableCell040601">
            <text:p text:style-name="P126"><text:span text:style-name="T262">Новые кандидаты внесены в базу</text:span><text:span text:style-name="T263"/></text:p>
          </table:table-cell>
        </table:table-row>
        <table:table-row table:style-name="TableRow0407">
          <table:table-cell table:style-name="TableCell040700">
            <text:p text:style-name="P128"><text:span text:style-name="T264">Trigger</text:span><text:span text:style-name="T265"/></text:p>
          </table:table-cell>
          <table:table-cell table:style-name="TableCell040701">
            <text:p text:style-name="P128"><text:span text:style-name="T265"/></text:p>
          </table:table-cell>
        </table:table-row>
        <table:table-row table:style-name="TableRow0408">
          <table:table-cell table:style-name="TableCell040800">
            <text:p text:style-name="P130"><text:span text:style-name="T266">Main Success Scenario</text:span><text:span text:style-name="T267"/></text:p>
          </table:table-cell>
          <table:table-cell table:style-name="TableCell040801">
            <text:p text:style-name="P130"><text:span text:style-name="T268">1.<text:s/></text:span><text:span text:style-name="T269">Актер запрашивает страницу для добавления кандидатов;</text:span></text:p>
            <text:p text:style-name="P130"><text:span text:style-name="T270">2.<text:s/></text:span><text:span text:style-name="T271">Система предоставляет страницу для добавления кандидатов;</text:span></text:p>
            <text:p text:style-name="P130"><text:span text:style-name="T272">3.<text:s/></text:span><text:span text:style-name="T273">Актер, кликая по кнопке, запрашивает массовую загрузку резюме из ZIPархива;</text:span></text:p>
            <text:p text:style-name="P130"><text:span text:style-name="T274">4.<text:s/></text:span><text:span text:style-name="T275">Система предоставляет диалоговое окно для выбора архива резюме;</text:span></text:p>
            <text:p text:style-name="P130"><text:span text:style-name="T276">5.<text:s/></text:span><text:span text:style-name="T277">Актер производит выбор архива резюме и нажатием кнопки запрашивает его использование;</text:span></text:p>
            <text:p text:style-name="P130"><text:span text:style-name="T278">6.<text:s/></text:span><text:span text:style-name="T279">Система производит проверку формата архива;</text:span></text:p>
            <text:p text:style-name="P130"><text:span text:style-name="T280">7.<text:s/></text:span><text:span text:style-name="T281">Система<text:s text:c="2"/>производит извлечение файлов из архива и распознавание важных данных во всех резюме (ФИО, должность, город, контакты (телефон, email, скайп), дата рождения);</text:span></text:p>
            <text:p text:style-name="P130"><text:span text:style-name="T282">8.<text:s/></text:span><text:span text:style-name="T283">Система автоматически создает профили кандидатов на основе извлеченных резюме;</text:span></text:p>
            <text:p text:style-name="P130"><text:span text:style-name="T284">9.<text:s/></text:span><text:span text:style-name="T285">Система выводит на на экран список профилей кандидатов, созданных на основе извлеченных резюме;</text:span></text:p>
            <text:p text:style-name="P130"><text:span text:style-name="T286">10.<text:s/></text:span><text:span text:style-name="T287">Напротив каждого профиля кандидата система проставляет статус после извлечения: дубликат, успешно, ошибка;</text:span></text:p>
            <text:p text:style-name="P130"><text:span text:style-name="T288">11.<text:s/></text:span><text:span text:style-name="T289">Актер производит удаление дубликатов и редактирование профилей кандидатов, которые были извлечены и распознаны с ошибками (не заполнены обязательные поля);</text:span><text:span text:style-name="T290"/></text:p>
          </table:table-cell>
        </table:table-row>
        <table:table-row table:style-name="TableRow0409">
          <table:table-cell table:style-name="TableCell040900">
            <text:p text:style-name="P132"><text:span text:style-name="T291">Extensions</text:span><text:span text:style-name="T292"/></text:p>
          </table:table-cell>
          <table:table-cell table:style-name="TableCell040901">
            <text:p text:style-name="P132"><text:span text:style-name="T293">6</text:span><text:span text:style-name="T294">а. Некорректный формат архива:</text:span></text:p>
            <text:list text:style-name="L133">
              <text:list-item>
                <text:p text:style-name="P133"><text:span text:style-name="T294">Система выдает предупреждение о том, что формат архива недопустим и его загрузка не возможна;</text:span></text:p>
              </text:list-item>
              <text:list-item>
                <text:p text:style-name="P133"><text:span text:style-name="T294">Система возвращает актеру диалоговое окно для выбора архива с корректным форматом;</text:span><text:span text:style-name="T295"/></text:p>
              </text:list-item>
            </text:list>
          </table:table-cell>
        </table:table-row>
        <table:table-row table:style-name="TableRow0410">
          <table:table-cell table:style-name="TableCell041000">
            <text:p text:style-name="P135"><text:span text:style-name="T296">Variations</text:span><text:span text:style-name="T297"/></text:p>
          </table:table-cell>
          <table:table-cell table:style-name="TableCell041001">
            <text:p text:style-name="P135"><text:span text:style-name="T297"/></text:p>
          </table:table-cell>
        </table:table-row>
        <table:table-row table:style-name="TableRow0411">
          <table:table-cell table:style-name="TableCell041100">
            <text:p text:style-name="P137"><text:span text:style-name="T298">Frequency</text:span><text:span text:style-name="T299"/></text:p>
          </table:table-cell>
          <table:table-cell table:style-name="TableCell041101">
            <text:p text:style-name="P137"><text:span text:style-name="T299"/></text:p>
          </table:table-cell>
        </table:table-row>
        <table:table-row table:style-name="TableRow0412">
          <table:table-cell table:style-name="TableCell041200">
            <text:p text:style-name="P139"><text:span text:style-name="T300">Assumptions</text:span><text:span text:style-name="T301"/></text:p>
          </table:table-cell>
          <table:table-cell table:style-name="TableCell041201">
            <text:p text:style-name="P139"><text:span text:style-name="T301"/></text:p>
          </table:table-cell>
        </table:table-row>
      </table:table>
      <text:p text:style-name="P141"><text:span text:style-name="T301"/></text:p>
      <text:p text:style-name="P141"><text:span text:style-name="T301"/></text:p>
      <text:p text:style-name="P141"><text:span text:style-name="T301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43"><text:span text:style-name="T302">Use case</text:span><text:span text:style-name="T303"/></text:p>
          </table:table-cell>
          <table:table-cell table:style-name="TableCell050001">
            <text:p text:style-name="P143"><text:span text:style-name="T304">Просмотр профиля кандидата</text:span><text:span text:style-name="T305"/></text:p>
          </table:table-cell>
        </table:table-row>
        <table:table-row table:style-name="TableRow0501">
          <table:table-cell table:style-name="TableCell050100">
            <text:p text:style-name="P146"><text:span text:style-name="T306">Id</text:span><text:span text:style-name="T307"/></text:p>
          </table:table-cell>
          <table:table-cell table:style-name="TableCell050101">
            <text:p text:style-name="P146"><text:span text:style-name="T308">НР-3.</text:span><text:span text:style-name="T309">5</text:span><text:span text:style-name="T310"/></text:p>
          </table:table-cell>
        </table:table-row>
        <table:table-row table:style-name="TableRow0502">
          <table:table-cell table:style-name="TableCell050200">
            <text:p text:style-name="P148"><text:span text:style-name="T311">Description</text:span><text:span text:style-name="T312"/></text:p>
          </table:table-cell>
          <table:table-cell table:style-name="TableCell050201">
            <text:p text:style-name="P148"><text:span text:style-name="T312"/></text:p>
          </table:table-cell>
        </table:table-row>
        <table:table-row table:style-name="TableRow0503">
          <table:table-cell table:style-name="TableCell050300">
            <text:p text:style-name="P150"><text:span text:style-name="T313">Level</text:span><text:span text:style-name="T314"/></text:p>
          </table:table-cell>
          <table:table-cell table:style-name="TableCell050301">
            <text:p text:style-name="P150"><text:span text:style-name="T315">Пользовательская цель</text:span><text:span text:style-name="T316"/></text:p>
          </table:table-cell>
        </table:table-row>
        <table:table-row table:style-name="TableRow0504">
          <table:table-cell table:style-name="TableCell050400">
            <text:p text:style-name="P152"><text:span text:style-name="T317">Actors</text:span><text:span text:style-name="T318"/></text:p>
          </table:table-cell>
          <table:table-cell table:style-name="TableCell050401">
            <text:p text:style-name="P152"><text:span text:style-name="T319">Менеджер, рекрутер, фрилансер</text:span><text:span text:style-name="T320"/></text:p>
          </table:table-cell>
        </table:table-row>
        <table:table-row table:style-name="TableRow0505">
          <table:table-cell table:style-name="TableCell050500">
            <text:p text:style-name="P154"><text:span text:style-name="T321">Pre-Conditions</text:span><text:span text:style-name="T322"/></text:p>
          </table:table-cell>
          <table:table-cell table:style-name="TableCell050501">
            <text:p text:style-name="P154"><text:span text:style-name="T323">Пользователь имеет права на просмотр профиля кандидата согласно назначенной роли</text:span><text:span text:style-name="T324"/></text:p>
          </table:table-cell>
        </table:table-row>
        <table:table-row table:style-name="TableRow0506">
          <table:table-cell table:style-name="TableCell050600">
            <text:p text:style-name="P156"><text:span text:style-name="T325">Post Conditions</text:span><text:span text:style-name="T326"/></text:p>
          </table:table-cell>
          <table:table-cell table:style-name="TableCell050601">
            <text:p text:style-name="P156"><text:span text:style-name="T326"/></text:p>
          </table:table-cell>
        </table:table-row>
        <table:table-row table:style-name="TableRow0507">
          <table:table-cell table:style-name="TableCell050700">
            <text:p text:style-name="P158"><text:span text:style-name="T327">Trigger</text:span><text:span text:style-name="T328"/></text:p>
          </table:table-cell>
          <table:table-cell table:style-name="TableCell050701">
            <text:p text:style-name="P158"><text:span text:style-name="T328"/></text:p>
          </table:table-cell>
        </table:table-row>
        <table:table-row table:style-name="TableRow0508">
          <table:table-cell table:style-name="TableCell050800">
            <text:p text:style-name="P160"><text:span text:style-name="T329">Main Success Scenario</text:span><text:span text:style-name="T330"/></text:p>
          </table:table-cell>
          <table:table-cell table:style-name="TableCell050801">
            <text:p text:style-name="P160"><text:span text:style-name="T331">1.<text:s/></text:span><text:span text:style-name="T332">Актер запрашивает страницу для просмотра списка кандидатов;</text:span></text:p>
            <text:p text:style-name="P160"><text:span text:style-name="T333">2.<text:s/></text:span><text:span text:style-name="T334">Система предоставляет страницу для просмотра списка кандидатов;</text:span></text:p>
            <text:p text:style-name="P160"><text:span text:style-name="T335">3.<text:s/></text:span><text:span text:style-name="T336">Актер вводит параметры, по которым система идентифицирует конкретного кандидата и запрашивает его поиск;</text:span></text:p>
            <text:p text:style-name="P160"><text:span text:style-name="T337">4.<text:s/></text:span><text:span text:style-name="T338">Система осуществляет поиск профиля кандидата в базе;</text:span></text:p>
            <text:p text:style-name="P160"><text:span text:style-name="T339">5.<text:s/></text:span><text:span text:style-name="T340">Система предоставляет доступ к профилю кандидата;</text:span></text:p>
            <text:p text:style-name="P160"><text:span text:style-name="T341">6.<text:s/></text:span><text:span text:style-name="T342">Актер переходит на страницу профиля кандидата;</text:span><text:span text:style-name="T343"/></text:p>
          </table:table-cell>
        </table:table-row>
        <table:table-row table:style-name="TableRow0509">
          <table:table-cell table:style-name="TableCell050900">
            <text:p text:style-name="P162"><text:span text:style-name="T344">Extensions</text:span><text:span text:style-name="T345"/></text:p>
          </table:table-cell>
          <table:table-cell table:style-name="TableCell050901">
            <text:p text:style-name="P162"><text:span text:style-name="T346">6</text:span><text:span text:style-name="T347">а. Отсутствие в базе кандидата, который соответствует указанным параметрам</text:span></text:p>
            <text:list text:style-name="L163">
              <text:list-item>
                <text:p text:style-name="P163"><text:span text:style-name="T347">Система выдает сообщение, что в базе отсутствуют кандидат, соответствующий указанным параметрам выборки;</text:span></text:p>
              </text:list-item>
              <text:list-item>
                <text:p text:style-name="P163"><text:span text:style-name="T347">Система возаращает актеру страницу для<text:s text:c="2"/>для просмотра списка кандидатов;</text:span><text:span text:style-name="T348"/></text:p>
              </text:list-item>
            </text:list>
          </table:table-cell>
        </table:table-row>
        <table:table-row table:style-name="TableRow0510">
          <table:table-cell table:style-name="TableCell051000">
            <text:p text:style-name="P165"><text:span text:style-name="T349">Variations</text:span><text:span text:style-name="T350"/></text:p>
          </table:table-cell>
          <table:table-cell table:style-name="TableCell051001">
            <text:p text:style-name="P165"><text:span text:style-name="T350"/></text:p>
          </table:table-cell>
        </table:table-row>
        <table:table-row table:style-name="TableRow0511">
          <table:table-cell table:style-name="TableCell051100">
            <text:p text:style-name="P167"><text:span text:style-name="T351">Frequency</text:span><text:span text:style-name="T352"/></text:p>
          </table:table-cell>
          <table:table-cell table:style-name="TableCell051101">
            <text:p text:style-name="P167"><text:span text:style-name="T352"/></text:p>
          </table:table-cell>
        </table:table-row>
        <table:table-row table:style-name="TableRow0512">
          <table:table-cell table:style-name="TableCell051200">
            <text:p text:style-name="P169"><text:span text:style-name="T353">Assumptions</text:span><text:span text:style-name="T354"/></text:p>
          </table:table-cell>
          <table:table-cell table:style-name="TableCell051201">
            <text:p text:style-name="P169"><text:span text:style-name="T354"/></text:p>
          </table:table-cell>
        </table:table-row>
      </table:table>
      <text:p text:style-name="P171"><text:span text:style-name="T354"/></text:p>
      <text:p text:style-name="P171"><text:span text:style-name="T354"/></text:p>
      <text:p text:style-name="P171"><text:span text:style-name="T354"/></text:p>
      <text:p text:style-name="P171"><text:span text:style-name="T354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73"><text:span text:style-name="T355">Use case</text:span><text:span text:style-name="T356"/></text:p>
          </table:table-cell>
          <table:table-cell table:style-name="TableCell060001">
            <text:p text:style-name="P173"><text:span text:style-name="T357">Редактирование профиля кандидата</text:span><text:span text:style-name="T358"/></text:p>
          </table:table-cell>
        </table:table-row>
        <table:table-row table:style-name="TableRow0601">
          <table:table-cell table:style-name="TableCell060100">
            <text:p text:style-name="P176"><text:span text:style-name="T359">Id</text:span><text:span text:style-name="T360"/></text:p>
          </table:table-cell>
          <table:table-cell table:style-name="TableCell060101">
            <text:p text:style-name="P176"><text:span text:style-name="T361">НР-3.</text:span><text:span text:style-name="T362">6</text:span><text:span text:style-name="T363"/></text:p>
          </table:table-cell>
        </table:table-row>
        <table:table-row table:style-name="TableRow0602">
          <table:table-cell table:style-name="TableCell060200">
            <text:p text:style-name="P178"><text:span text:style-name="T364">Description</text:span><text:span text:style-name="T365"/></text:p>
          </table:table-cell>
          <table:table-cell table:style-name="TableCell060201">
            <text:p text:style-name="P178"><text:span text:style-name="T365"/></text:p>
          </table:table-cell>
        </table:table-row>
        <table:table-row table:style-name="TableRow0603">
          <table:table-cell table:style-name="TableCell060300">
            <text:p text:style-name="P180"><text:span text:style-name="T366">Level</text:span><text:span text:style-name="T367"/></text:p>
          </table:table-cell>
          <table:table-cell table:style-name="TableCell060301">
            <text:p text:style-name="P180"><text:span text:style-name="T368">Пользовательская цель</text:span><text:span text:style-name="T369"/></text:p>
          </table:table-cell>
        </table:table-row>
        <table:table-row table:style-name="TableRow0604">
          <table:table-cell table:style-name="TableCell060400">
            <text:p text:style-name="P182"><text:span text:style-name="T370">Actors</text:span><text:span text:style-name="T371"/></text:p>
          </table:table-cell>
          <table:table-cell table:style-name="TableCell060401">
            <text:p text:style-name="P182"><text:span text:style-name="T372">Менеджер, рекрутер, фрилансер</text:span><text:span text:style-name="T373"/></text:p>
          </table:table-cell>
        </table:table-row>
        <table:table-row table:style-name="TableRow0605">
          <table:table-cell table:style-name="TableCell060500">
            <text:p text:style-name="P184"><text:span text:style-name="T374">Pre-Conditions</text:span><text:span text:style-name="T375"/></text:p>
          </table:table-cell>
          <table:table-cell table:style-name="TableCell060501">
            <text:p text:style-name="P184"><text:span text:style-name="T376">Пользователь имеет права на редактирование профиля кандидата согласно назначенной роли</text:span><text:span text:style-name="T377"/></text:p>
          </table:table-cell>
        </table:table-row>
        <table:table-row table:style-name="TableRow0606">
          <table:table-cell table:style-name="TableCell060600">
            <text:p text:style-name="P186"><text:span text:style-name="T378">Post Conditions</text:span><text:span text:style-name="T379"/></text:p>
          </table:table-cell>
          <table:table-cell table:style-name="TableCell060601">
            <text:p text:style-name="P186"><text:span text:style-name="T379"/></text:p>
          </table:table-cell>
        </table:table-row>
        <table:table-row table:style-name="TableRow0607">
          <table:table-cell table:style-name="TableCell060700">
            <text:p text:style-name="P188"><text:span text:style-name="T380">Trigger</text:span><text:span text:style-name="T381"/></text:p>
          </table:table-cell>
          <table:table-cell table:style-name="TableCell060701">
            <text:p text:style-name="P188"><text:span text:style-name="T381"/></text:p>
          </table:table-cell>
        </table:table-row>
        <table:table-row table:style-name="TableRow0608">
          <table:table-cell table:style-name="TableCell060800">
            <text:p text:style-name="P190"><text:span text:style-name="T382">Main Success Scenario1</text:span></text:p>
            <text:p text:style-name="P190"><text:span text:style-name="T383"/></text:p>
          </table:table-cell>
          <table:table-cell table:style-name="TableCell060801">
            <text:p text:style-name="P190"><text:span text:style-name="T384">1.<text:s/></text:span><text:span text:style-name="T385">Актер переходит на страницу для просмотра списка кандидатов;</text:span></text:p>
            <text:p text:style-name="P190"><text:span text:style-name="T386">2.<text:s/></text:span><text:span text:style-name="T387">Система открывает страницу для просмотра списка кандидатов;</text:span></text:p>
            <text:p text:style-name="P190"><text:span text:style-name="T388">3.<text:s/></text:span><text:span text:style-name="T389">Актер вводит параметры, по которым система идентифицирует конкретного кандидата;</text:span></text:p>
            <text:p text:style-name="P190"><text:span text:style-name="T390">4.<text:s/></text:span><text:span text:style-name="T391">Актер запрашивает поиск кандидата по заданным параметрам;</text:span></text:p>
            <text:p text:style-name="P190"><text:span text:style-name="T392">5.<text:s/></text:span><text:span text:style-name="T393">Система осуществляет поиск профиля в базе;</text:span></text:p>
            <text:p text:style-name="P190"><text:span text:style-name="T394">6.<text:s/></text:span><text:span text:style-name="T395">Система предоставляет доступ к профилю кандидата;</text:span></text:p>
            <text:p text:style-name="P190"><text:span text:style-name="T396">7.<text:s/></text:span><text:span text:style-name="T397">Актер переходит на страницу профиля кандидата;</text:span></text:p>
            <text:p text:style-name="P190"><text:span text:style-name="T398">8.<text:s/></text:span><text:span text:style-name="T399">Актер производит редактирования профиля кандидата;</text:span></text:p>
            <text:p text:style-name="P190"><text:span text:style-name="T400">9.<text:s/></text:span><text:span text:style-name="T401">Актер запрашивает сохранение внесенных изменений; </text:span></text:p>
            <text:p text:style-name="P190"><text:span text:style-name="T402">10.<text:s/></text:span><text:span text:style-name="T403">Система проверяет заполнение обязательных полей<text:s text:c="2"/>после редактирования профиля;</text:span></text:p>
            <text:p text:style-name="P190"><text:span text:style-name="T404">11.<text:s/></text:span><text:span text:style-name="T405">Система проверяет корректность заполнение всех полей после редактирования профиля;</text:span></text:p>
            <text:p text:style-name="P190"><text:span text:style-name="T406">12.<text:s/></text:span><text:span text:style-name="T407">Система производит сохранение данных, которые были изменены в профиле кандидата;</text:span></text:p>
            <text:p text:style-name="P190"><text:span text:style-name="T408">13.<text:s/></text:span><text:span text:style-name="T409">Система выдает сообщение об успешном сохранении данных.<text:s/></text:span><text:span text:style-name="T410"/></text:p>
          </table:table-cell>
        </table:table-row>
        <table:table-row table:style-name="TableRow0609">
          <table:table-cell table:style-name="TableCell060900">
            <text:p text:style-name="P192"><text:span text:style-name="T411">Extensions</text:span><text:span text:style-name="T412"/></text:p>
          </table:table-cell>
          <table:table-cell table:style-name="TableCell060901">
            <text:p text:style-name="P192"><text:span text:style-name="T413">4</text:span><text:span text:style-name="T414">а. Отсутствие в базе кандидата, который соответствует указанным параметрам</text:span></text:p>
            <text:list text:style-name="L193">
              <text:list-item>
                <text:p text:style-name="P193"><text:span text:style-name="T414">Система выдает сообщение, что в базе отсутствуют кандидат, соответствующий указанным параметрам выборки;</text:span></text:p>
              </text:list-item>
              <text:list-item>
                <text:p text:style-name="P193"><text:span text:style-name="T414">Система возаращает актеру страницу для<text:s text:c="2"/>для просмотра списка кандидатов;</text:span></text:p>
              </text:list-item>
            </text:list>
            <text:p text:style-name="P194"><text:span text:style-name="T415">9</text:span><text:span text:style-name="T416">а. Актер отменяет сохранение отредактированных данных:</text:span></text:p>
            <text:list text:style-name="L195">
              <text:list-item>
                <text:p text:style-name="P195"><text:span text:style-name="T416">Актер запрашивает закрытие страницы с формой без предварительного сохранения отредактированных данных;</text:span></text:p>
              </text:list-item>
              <text:list-item>
                <text:p text:style-name="P195"><text:span text:style-name="T416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195"><text:span text:style-name="T416">Актер подтверждает закрытие страницы с формой без сохранение отредактированных данных;</text:span></text:p>
              </text:list-item>
              <text:list-item>
                <text:p text:style-name="P195"><text:span text:style-name="T416">Система закрывает страницу без сохраниния изменений в профиле кандидата.</text:span></text:p>
              </text:list-item>
            </text:list>
            <text:p text:style-name="P196"><text:span text:style-name="T417">10</text:span><text:span text:style-name="T418">а. Не заполнены обязательные поля:</text:span></text:p>
            <text:list text:style-name="L197">
              <text:list-item>
                <text:p text:style-name="P197"><text:span text:style-name="T418">Система выдает предупреждение о том, что после редактирования не все обязательные поля заполнены;</text:span></text:p>
              </text:list-item>
              <text:list-item>
                <text:p text:style-name="P197"><text:span text:style-name="T418">Система подсвечивает незаполненные обязательные поля;</text:span></text:p>
              </text:list-item>
              <text:list-item>
                <text:p text:style-name="P197"><text:span text:style-name="T418">Система возвращает актеру страницу с профилем кандидата для ввода данных;</text:span></text:p>
              </text:list-item>
              <text:list-item>
                <text:p text:style-name="P197"><text:span text:style-name="T418">Актер заполняет пустые поля;</text:span></text:p>
              </text:list-item>
              <text:list-item>
                <text:p text:style-name="P197"><text:span text:style-name="T418">См. п. 9</text:span></text:p>
              </text:list-item>
            </text:list>
            <text:p text:style-name="P198"><text:span text:style-name="T419">11</text:span><text:span text:style-name="T420">а. Поля заполнены некорректно:</text:span></text:p>
            <text:list text:style-name="L199">
              <text:list-item>
                <text:p text:style-name="P199"><text:span text:style-name="T420">Система выдает предупреждение о том, что поля заполнены некорректно;</text:span></text:p>
              </text:list-item>
              <text:list-item>
                <text:p text:style-name="P199"><text:span text:style-name="T420">Система подсвечивает некорректно заполненные поля;</text:span></text:p>
              </text:list-item>
              <text:list-item>
                <text:p text:style-name="P199"><text:span text:style-name="T420">Система возвращает актеру страницу с профилем кандидата для ввода данных;</text:span></text:p>
              </text:list-item>
              <text:list-item>
                <text:p text:style-name="P199"><text:span text:style-name="T420">Актер редактирует некорректно заполненные поля;</text:span></text:p>
              </text:list-item>
              <text:list-item>
                <text:p text:style-name="P199"><text:span text:style-name="T420">См. п. 9</text:span><text:span text:style-name="T421"/></text:p>
              </text:list-item>
            </text:list>
          </table:table-cell>
        </table:table-row>
        <table:table-row table:style-name="TableRow0610">
          <table:table-cell table:style-name="TableCell061000">
            <text:p text:style-name="P201"><text:span text:style-name="T422">Variations</text:span><text:span text:style-name="T423"/></text:p>
          </table:table-cell>
          <table:table-cell table:style-name="TableCell061001">
            <text:p text:style-name="P201"><text:span text:style-name="T423"/></text:p>
          </table:table-cell>
        </table:table-row>
        <table:table-row table:style-name="TableRow0611">
          <table:table-cell table:style-name="TableCell061100">
            <text:p text:style-name="P203"><text:span text:style-name="T424">Frequency</text:span><text:span text:style-name="T425"/></text:p>
          </table:table-cell>
          <table:table-cell table:style-name="TableCell061101">
            <text:p text:style-name="P203"><text:span text:style-name="T425"/></text:p>
          </table:table-cell>
        </table:table-row>
        <table:table-row table:style-name="TableRow0612">
          <table:table-cell table:style-name="TableCell061200">
            <text:p text:style-name="P205"><text:span text:style-name="T426">Assumptions</text:span><text:span text:style-name="T427"/></text:p>
          </table:table-cell>
          <table:table-cell table:style-name="TableCell061201">
            <text:p text:style-name="P205"><text:span text:style-name="T427"/></text:p>
          </table:table-cell>
        </table:table-row>
      </table:table>
      <text:p text:style-name="P207"><text:span text:style-name="T427"/></text:p>
      <text:p text:style-name="P207"><text:span text:style-name="T427"/></text:p>
      <text:p text:style-name="P207"><text:span text:style-name="T427"/></text:p>
      <text:p text:style-name="P207"><text:span text:style-name="T427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209"><text:span text:style-name="T428">Use case</text:span><text:span text:style-name="T429"/></text:p>
          </table:table-cell>
          <table:table-cell table:style-name="TableCell070001">
            <text:p text:style-name="P209"><text:span text:style-name="T430">Деактивация (удаление) профиля кандидата</text:span><text:span text:style-name="T431"/></text:p>
          </table:table-cell>
        </table:table-row>
        <table:table-row table:style-name="TableRow0701">
          <table:table-cell table:style-name="TableCell070100">
            <text:p text:style-name="P212"><text:span text:style-name="T432">Id</text:span><text:span text:style-name="T433"/></text:p>
          </table:table-cell>
          <table:table-cell table:style-name="TableCell070101">
            <text:p text:style-name="P212"><text:span text:style-name="T434">НР-3.</text:span><text:span text:style-name="T435">7</text:span><text:span text:style-name="T436"/></text:p>
          </table:table-cell>
        </table:table-row>
        <table:table-row table:style-name="TableRow0702">
          <table:table-cell table:style-name="TableCell070200">
            <text:p text:style-name="P214"><text:span text:style-name="T437">Description</text:span><text:span text:style-name="T438"/></text:p>
          </table:table-cell>
          <table:table-cell table:style-name="TableCell070201">
            <text:p text:style-name="P214"><text:span text:style-name="T438"/></text:p>
          </table:table-cell>
        </table:table-row>
        <table:table-row table:style-name="TableRow0703">
          <table:table-cell table:style-name="TableCell070300">
            <text:p text:style-name="P216"><text:span text:style-name="T439">Level</text:span><text:span text:style-name="T440"/></text:p>
          </table:table-cell>
          <table:table-cell table:style-name="TableCell070301">
            <text:p text:style-name="P216"><text:span text:style-name="T441">Пользовательская цель</text:span><text:span text:style-name="T442"/></text:p>
          </table:table-cell>
        </table:table-row>
        <table:table-row table:style-name="TableRow0704">
          <table:table-cell table:style-name="TableCell070400">
            <text:p text:style-name="P218"><text:span text:style-name="T443">Actors</text:span><text:span text:style-name="T444"/></text:p>
          </table:table-cell>
          <table:table-cell table:style-name="TableCell070401">
            <text:p text:style-name="P218"><text:span text:style-name="T445">Менеджер, рекрутер, фрилансер</text:span><text:span text:style-name="T446"/></text:p>
          </table:table-cell>
        </table:table-row>
        <table:table-row table:style-name="TableRow0705">
          <table:table-cell table:style-name="TableCell070500">
            <text:p text:style-name="P220"><text:span text:style-name="T447">Pre-Conditions</text:span><text:span text:style-name="T448"/></text:p>
          </table:table-cell>
          <table:table-cell table:style-name="TableCell070501">
            <text:p text:style-name="P220"><text:span text:style-name="T449">Пользователь имеет права на деактивацию (удаление) профиля кандидата согласно назначенной роли</text:span><text:span text:style-name="T450"/></text:p>
          </table:table-cell>
        </table:table-row>
        <table:table-row table:style-name="TableRow0706">
          <table:table-cell table:style-name="TableCell070600">
            <text:p text:style-name="P222"><text:span text:style-name="T451">Post Conditions</text:span><text:span text:style-name="T452"/></text:p>
          </table:table-cell>
          <table:table-cell table:style-name="TableCell070601">
            <text:p text:style-name="P222"><text:span text:style-name="T452"/></text:p>
          </table:table-cell>
        </table:table-row>
        <table:table-row table:style-name="TableRow0707">
          <table:table-cell table:style-name="TableCell070700">
            <text:p text:style-name="P224"><text:span text:style-name="T453">Trigger</text:span><text:span text:style-name="T454"/></text:p>
          </table:table-cell>
          <table:table-cell table:style-name="TableCell070701">
            <text:p text:style-name="P224"><text:span text:style-name="T454"/></text:p>
          </table:table-cell>
        </table:table-row>
        <table:table-row table:style-name="TableRow0708">
          <table:table-cell table:style-name="TableCell070800">
            <text:p text:style-name="P226"><text:span text:style-name="T455">Main Success Scenario1</text:span></text:p>
            <text:p text:style-name="P226"><text:span text:style-name="T456"/></text:p>
          </table:table-cell>
          <table:table-cell table:style-name="TableCell070801">
            <text:p text:style-name="P226"><text:span text:style-name="T457">1.<text:s/></text:span><text:span text:style-name="T458">Актер переходит на страницу для просмотра списка кандидатов;</text:span></text:p>
            <text:p text:style-name="P226"><text:span text:style-name="T459">2.<text:s/></text:span><text:span text:style-name="T460">Система открывает страницу для просмотра списка кандидатов;</text:span></text:p>
            <text:p text:style-name="P226"><text:span text:style-name="T461">3.<text:s/></text:span><text:span text:style-name="T462">Актер вводит параметры, по которым система идентифицирует конкретного кандидата;</text:span></text:p>
            <text:p text:style-name="P226"><text:span text:style-name="T463">4.<text:s/></text:span><text:span text:style-name="T464">Актер запрашивает поиск кандидата по заданным параметрам;</text:span></text:p>
            <text:p text:style-name="P226"><text:span text:style-name="T465">5.<text:s/></text:span><text:span text:style-name="T466">Система осуществляет поиск профиля в базе;</text:span></text:p>
            <text:p text:style-name="P226"><text:span text:style-name="T467">6.<text:s/></text:span><text:span text:style-name="T468">Система предоставляет доступ к профилю кандидата;</text:span></text:p>
            <text:p text:style-name="P226"><text:span text:style-name="T469">7.<text:s/></text:span><text:span text:style-name="T470">Актер переходит на страницу профиля кандидата;</text:span></text:p>
            <text:p text:style-name="P226"><text:span text:style-name="T471">8.<text:s/></text:span><text:span text:style-name="T472">Актер запрашивает деактивацию (удаление) профиля кандидата;</text:span></text:p>
            <text:p text:style-name="P226"><text:span text:style-name="T473">9.<text:s/></text:span><text:span text:style-name="T474">Система выдает предупреждение о том, что в результате данной операции профиль кандидата будет деактивирован (удален) и запрашивает подтверждение;</text:span></text:p>
            <text:p text:style-name="P226"><text:span text:style-name="T475">10.<text:s/></text:span><text:span text:style-name="T476">Актер подтверждает деативацию (удаление) профиля кандидата;</text:span></text:p>
            <text:p text:style-name="P226"><text:span text:style-name="T477">11.<text:s/></text:span><text:span text:style-name="T478">Система производит деактивацию (удаление) профиля кандидата;</text:span></text:p>
            <text:p text:style-name="P226"><text:span text:style-name="T479">12.<text:s/></text:span><text:span text:style-name="T480">Система выдает сообщение об успешном<text:s text:c="2"/>деактивацию (удаление) профиля кандидата.<text:s/></text:span><text:span text:style-name="T481"/></text:p>
          </table:table-cell>
        </table:table-row>
        <table:table-row table:style-name="TableRow0709">
          <table:table-cell table:style-name="TableCell070900">
            <text:p text:style-name="P228"><text:span text:style-name="T482">Extensions</text:span><text:span text:style-name="T483"/></text:p>
          </table:table-cell>
          <table:table-cell table:style-name="TableCell070901">
            <text:p text:style-name="P228"><text:span text:style-name="T484">4</text:span><text:span text:style-name="T485">а. Отсутствие в базе кандидата, который соответствует указанным параметрам</text:span></text:p>
            <text:list text:style-name="L229">
              <text:list-item>
                <text:p text:style-name="P229"><text:span text:style-name="T485">Система выдает сообщение, что в базе отсутствуют кандидат, соответствующий указанным параметрам выборки;</text:span></text:p>
              </text:list-item>
              <text:list-item>
                <text:p text:style-name="P229"><text:span text:style-name="T485">Система возаращает актеру страницу для<text:s text:c="2"/>для просмотра списка кандидатов;</text:span></text:p>
              </text:list-item>
            </text:list>
            <text:p text:style-name="P230"><text:span text:style-name="T486">10</text:span><text:span text:style-name="T487">а. Отмена деактивации (удаления) профиля кандидата:</text:span></text:p>
            <text:list text:style-name="L231">
              <text:list-item>
                <text:p text:style-name="P231"><text:span text:style-name="T487">Актер не подтвердает деактивацию (удаления) профиля кандидата, нажимая кнопку отмены или закрывая окно предупреждения;</text:span></text:p>
              </text:list-item>
              <text:list-item>
                <text:p text:style-name="P231"><text:span text:style-name="T487">Система возврашает актеру страницу для просмотра профиля кандидата;</text:span><text:span text:style-name="T488"/></text:p>
              </text:list-item>
            </text:list>
          </table:table-cell>
        </table:table-row>
        <table:table-row table:style-name="TableRow0710">
          <table:table-cell table:style-name="TableCell071000">
            <text:p text:style-name="P233"><text:span text:style-name="T489">Variations</text:span><text:span text:style-name="T490"/></text:p>
          </table:table-cell>
          <table:table-cell table:style-name="TableCell071001">
            <text:p text:style-name="P233"><text:span text:style-name="T490"/></text:p>
          </table:table-cell>
        </table:table-row>
        <table:table-row table:style-name="TableRow0711">
          <table:table-cell table:style-name="TableCell071100">
            <text:p text:style-name="P235"><text:span text:style-name="T491">Frequency</text:span><text:span text:style-name="T492"/></text:p>
          </table:table-cell>
          <table:table-cell table:style-name="TableCell071101">
            <text:p text:style-name="P235"><text:span text:style-name="T492"/></text:p>
          </table:table-cell>
        </table:table-row>
        <table:table-row table:style-name="TableRow0712">
          <table:table-cell table:style-name="TableCell071200">
            <text:p text:style-name="P237"><text:span text:style-name="T493">Assumptions</text:span><text:span text:style-name="T494"/></text:p>
          </table:table-cell>
          <table:table-cell table:style-name="TableCell071201">
            <text:p text:style-name="P237"><text:span text:style-name="T494"/></text:p>
          </table:table-cell>
        </table:table-row>
      </table:table>
      <text:p text:style-name="P239"><text:span text:style-name="T4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